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64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 Sprint </text:span>fixed period or duration in which a team works to complete a set of tasks</text:p>
      <text:p text:style-name="Standard">An <text:span text:style-name="T1">Epic</text:span> is a <text:span text:style-name="T1">big task or project</text:span> that is too large to complete in one sprint. It is broken down into <text:span text:style-name="T1">smaller tasks (stories)</text:span> that can be completed over multiple sprints.</text:p>
      <text:p text:style-name="Standard">A <text:span text:style-name="T1">Story</text:span> is a small task . It is part of an <text:span text:style-name="T1">Epic</text:span>.</text:p>
      <text:p text:style-name="Standard">A <text:span text:style-name="T1">Story Point</text:span> is a number that represents how much effort a story takes to complete. (usually in form of Fibonacci series)</text:p>
      <text:list xml:id="list690045362" text:style-name="WWNum1">
        <text:list-item>
          <text:p text:style-name="P2">Very Easy task</text:p>
        </text:list-item>
        <text:list-item>
          <text:p text:style-name="P2">Easy task</text:p>
        </text:list-item>
        <text:list-item>
          <text:p text:style-name="P2">Moderate task</text:p>
        </text:list-item>
      </text:list>
      <text:list xml:id="list1349391591" text:style-name="WWNum2">
        <text:list-item>
          <text:p text:style-name="P3">Difficult task<text:line-break/><text:line-break/><text:span text:style-name="T1">Epic: </text:span><text:span text:style-name="T2">Automated Classification of Pollen Grains <text:s/></text:span><text:line-break/><text:span text:style-name="T1">Goal</text:span>: Develop a system to automatically classify pollen grains using machine learning. <text:line-break/><text:span text:style-name="T1">Sprint 1 (5 Days): Data Preparation <text:s/><text:line-break/>1. Data Collection <text:s/></text:span><text:line-break/> <text:s text:c="2"/>Gather pollen grain images from databases or microscopy. <text:s/><text:line-break/> <text:s text:c="2"/>Story Points: 2 <text:s/><text:line-break/><text:line-break/><text:span text:style-name="T1">2. Loading Data</text:span><text:line-break/> <text:s text:c="2"/>- Write scripts to load and organize images into a structured dataset. <text:s/><text:line-break/> <text:s text:c="2"/>- Story Points: 1 <text:s/><text:line-break/><text:line-break/><text:span text:style-name="T1">3. Data Preprocessing</text:span><text:line-break/> <text:s text:c="2"/>- *Handling Missing Values*: Address incomplete or corrupted images. <text:s/><text:line-break/> <text:s text:c="4"/>- Story Points: 3 <text:s/><text:line-break/> <text:s text:c="2"/>- *Handling Categorical Values*: Label pollen types consistently. <text:s/><text:line-break/> <text:s text:c="4"/>- Story Points: 2 <text:s/><text:line-break/><text:line-break/><text:span text:style-name="T1">Total Sprint 1 Story Points: 8 <text:s/></text:span><text:line-break/><text:line-break/><text:span text:style-name="T1">Sprint 2 (5 Days): Model Development &amp; Deployment</text:span><text:line-break/><text:span text:style-name="T1">1. Model Building</text:span><text:line-break/> <text:s text:c="3"/>Train a CNN (e.g., ResNet) for pollen classification. <text:s/><text:line-break/> <text:s text:c="3"/>Story Points: 5 <text:s/><text:line-break/><text:line-break/><text:span text:style-name="T1">2. Testing Model</text:span><text:line-break/> <text:s text:c="3"/>Evaluate accuracy, precision, and recall on a test set. <text:s/><text:line-break/> <text:s text:c="2"/>Story Points: 3 <text:s/><text:line-break/><text:line-break/><text:span text:style-name="T1">3. Deployment </text:span><text:line-break/> <text:s text:c="2"/>Working HTML Pages: Create a UI for uploading images. <text:s/><text:line-break/> <text:s text:c="4"/>Story Points: 3 <text:s/><text:line-break/> <text:s text:c="2"/>Flask Deployment: Build a backend API for predictions. <text:s/><text:line-break/> <text:s text:c="4"/>Story Points: 5 <text:s/><text:line-break/><text:line-break/><text:span text:style-name="T1">Total Sprint 2 Story Points: 16 <text:s/></text:span><text:line-break/><text:line-break/><text:line-break/><text:soft-page-break/><text:line-break/><text:span text:style-name="T1">Velocity Calculation </text:span><text:line-break/>Total Story Points: 8 (Sprint 1) + 16 (Sprint 2) = 24 <text:s/><text:line-break/>Number of Sprints: 2 <text:s/><text:line-break/>Velocity: 24 / 2 = **12 Story Points per Sprint<text:line-break/><text:line-break/><text:span text:style-name="T1">Next Steps <text:s/></text:span><text:line-break/> Prioritize tasks for Sprint 3 (e.g., model optimization, user feedback integration). <text:s/><text:line-break/> Adjust future sprint capacities based on velocity (e.g., aim for ~12 points/sprint). <text:s/><text:line-break/><text:line-break/><text:span text:style-name="T1">Key Risks: <text:s/></text:span><text:line-break/> Data quality (e.g., blurry pollen images). <text:s/><text:line-break/> Model bias toward dominant pollen types. <text:s/><text:line-break/><text:line-break/><text:line-break/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IN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IN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loext:contextual-spacing="false" fo:keep-together="always" fo:keep-with-next="always"/>
      <style:text-properties fo:color="#2f5496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loext:contextual-spacing="false" fo:keep-together="always" fo:keep-with-next="always"/>
      <style:text-properties fo:color="#2f5496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loext:contextual-spacing="false" fo:keep-together="always" fo:keep-with-next="always"/>
      <style:text-properties fo:color="#2f5496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keep-together="always" fo:keep-with-next="always"/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 fo:keep-together="always" fo:keep-with-next="always"/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2f5496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2f5496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f5496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fo:letter-spacing="0.009cm" fo:font-weight="bold" style:font-weight-asian="bold" style:font-weight-complex="bold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-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-" style:num-format="1" text:start-value="5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dra Chauhan</meta:initial-creator>
    <meta:editing-cycles>3</meta:editing-cycles>
    <meta:creation-date>2025-02-15T05:55:00</meta:creation-date>
    <dc:date>2025-06-27T15:25:40.347000000</dc:date>
    <meta:editing-duration>PT9M4S</meta:editing-duration>
    <meta:generator>Trio_Office/6.2.8.2$Windows_x86 LibreOffice_project/</meta:generator>
    <meta:document-statistic meta:table-count="0" meta:image-count="0" meta:object-count="0" meta:page-count="2" meta:paragraph-count="8" meta:word-count="323" meta:character-count="2046" meta:non-whitespace-character-count="15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